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ode391" svg:font-family="CCode39" style:font-family-generic="roman"/>
    <style:font-face style:name="Code128" svg:font-family="Code128" style:font-family-generic="roman"/>
    <style:font-face style:name="Helvetica" svg:font-family="Helvetica" style:font-family-generic="roman"/>
    <style:font-face style:name="CCode39" svg:font-family="CCode39" style:font-pitch="variable"/>
    <style:font-face style:name="CCode392" svg:font-family="CCode39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1pt" style:font-size-asian="11pt"/>
    </style:style>
    <style:style style:name="P2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24pt" style:font-size-asian="24pt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1pt" style:font-size-asian="11pt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24pt" style:font-size-asian="24pt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24pt" officeooo:paragraph-rsid="0007e3b3" style:font-size-asian="24pt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ode128" fo:font-size="11pt" style:font-size-asian="9.60000038146973pt" style:font-size-complex="11pt"/>
    </style:style>
    <style:style style:name="T1" style:family="text">
      <style:text-properties style:font-name="CCode3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*X%LOGOUT*</text:span></text:p>
      <text:p text:style-name="P1">LOGOUT</text:p>
      <text:p text:style-name="P6"/>
      <text:p text:style-name="P5"><text:span text:style-name="T1">*L%A01.01*</text:span></text:p>
      <text:p text:style-name="P1">A01.01</text:p>
      <text:p text:style-name="P1"/>
      <text:p text:style-name="P4"><text:span text:style-name="T1">*U%JEFFW*</text:span></text:p>
      <text:p text:style-name="P1">JEFFW</text:p>
      <text:p text:style-name="P1"/>
      <text:p text:style-name="P4"><text:span text:style-name="T1">*X%STARTPICK*</text:span></text:p>
      <text:p text:style-name="P1">START PICK</text:p>
      <text:p text:style-name="P1"/>
      <text:p text:style-name="P4"><text:span text:style-name="T1">*O%123*</text:span></text:p>
      <text:p text:style-name="P1">123</text:p>
      <text:p text:style-name="P1"/>
      <text:p text:style-name="P5"><text:span text:style-name="T1">*O%456*</text:span></text:p>
      <text:p text:style-name="P1">45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Code391" svg:font-family="CCode39" style:font-family-generic="roman"/>
    <style:font-face style:name="Code128" svg:font-family="Code128" style:font-family-generic="roman"/>
    <style:font-face style:name="Helvetica" svg:font-family="Helvetica" style:font-family-generic="roman"/>
    <style:font-face style:name="CCode39" svg:font-family="CCode39" style:font-pitch="variable"/>
    <style:font-face style:name="CCode392" svg:font-family="CCode39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3-02-22T14:41:19</meta:print-date>
    <dc:date>2013-02-27T17:39:27</dc:date>
    <meta:editing-duration>PT56S</meta:editing-duration>
    <meta:editing-cycles>2</meta:editing-cycles>
    <meta:generator>LibreOffice/4.0.0.3$MacOSX_x86 LibreOffice_project/53fd80e80f44edd735c18dbc5b6cde811e0a15c</meta:generator>
    <meta:document-statistic meta:table-count="0" meta:image-count="0" meta:object-count="0" meta:page-count="1" meta:paragraph-count="12" meta:word-count="13" meta:character-count="89" meta:non-whitespace-character-count="88"/>
  </office:meta>
</office:document-meta>
</file>